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ocumen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ocument.XML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ocument.toString( String code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Document.toStrin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Document.addElement( XML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ocument.XMLDocument( double version , boolean standalone , String cod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Document.addToProlog( Concrete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Document.output( PrintWriter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Document.addStylesheet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ocument.XMLDocument( double version , boolean standalo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Document.setCodeset( String cod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ocument.getCod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ocument.output( OutputStream 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Document.addStylesheet( String href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Document.XMLDocument( double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